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0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9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86cm" svg:height="1.066cm" svg:x="2.255cm" svg:y="1.2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39cm" svg:y1="1.372cm" svg:x2="2.255cm" svg:y2="1.372cm">
          <text:p/>
        </draw:line>
        <draw:line draw:style-name="gr3" draw:text-style-name="P1" draw:layer="layout" svg:x1="1.239cm" svg:y1="2.114cm" svg:x2="2.255cm" svg:y2="2.114cm">
          <text:p/>
        </draw:line>
        <draw:line draw:style-name="gr3" draw:text-style-name="P1" draw:layer="layout" svg:x1="7.822cm" svg:y1="1.334cm" svg:x2="6.441cm" svg:y2="1.341cm">
          <text:p/>
        </draw:line>
        <draw:line draw:style-name="gr3" draw:text-style-name="P1" draw:layer="layout" svg:x1="7.822cm" svg:y1="2.106cm" svg:x2="6.441cm" svg:y2="2.124cm">
          <text:p/>
        </draw:line>
        <draw:frame draw:style-name="gr4" draw:layer="layout" svg:width="0.324cm" svg:height="0.469cm" svg:x="1.402cm" svg:y="0.47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5" draw:text-style-name="P1" draw:layer="layout" svg:x1="1.269cm" svg:y1="1.067cm" svg:x2="2.245cm" svg:y2="1.067cm">
          <text:p/>
        </draw:line>
        <draw:line draw:style-name="gr5" draw:text-style-name="P1" draw:layer="layout" svg:x1="6.867cm" svg:y1="1.131cm" svg:x2="7.669cm" svg:y2="1.131cm">
          <text:p/>
        </draw:line>
        <draw:frame draw:style-name="gr4" draw:layer="layout" svg:width="0.854cm" svg:height="0.529cm" svg:x="6.247cm" svg:y="0.4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425cm" svg:height="0.469cm" svg:x="7.883cm" svg:y="1.41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0.875cm" svg:height="0.962cm" svg:x="7.68cm" svg:y="0.822cm">
          <draw:text-box>
            <text:p>+</text:p>
          </draw:text-box>
        </draw:frame>
        <draw:frame draw:style-name="gr7" draw:layer="layout" svg:width="0.375cm" svg:height="0.962cm" svg:x="0.66cm" svg:y="0.884cm">
          <draw:text-box>
            <text:p>+</text:p>
          </draw:text-box>
        </draw:frame>
        <draw:frame draw:style-name="gr6" draw:layer="layout" svg:width="0.714cm" svg:height="0.962cm" svg:x="7.741cm" svg:y="1.588cm">
          <draw:text-box>
            <text:p>-</text:p>
          </draw:text-box>
        </draw:frame>
        <draw:frame draw:style-name="gr8" draw:layer="layout" svg:width="0.714cm" svg:height="0.962cm" svg:x="0.66cm" svg:y="1.618cm">
          <draw:text-box>
            <text:p>-</text:p>
          </draw:text-box>
        </draw:frame>
        <draw:frame draw:style-name="gr9" draw:text-style-name="P3" draw:layer="layout" svg:width="3.972cm" svg:height="1.141cm" svg:x="2.285cm" svg:y="1.179cm">
          <draw:text-box>
            <text:p text:style-name="P2"><text:span text:style-name="T1">توانائی نہ ضائع کرنے والا مقناطیسی توانائی سٹور کرنے کا نظام</text:span></text:p>
          </draw:text-box>
        </draw:frame>
        <draw:frame draw:style-name="gr4" draw:layer="layout" svg:width="0.856cm" svg:height="0.469cm" svg:x="0.576cm" svg:y="1.45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2.469cm" svg:height="0.529cm" svg:x="0.538cm" svg:y="2.48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2.901cm" svg:height="0.529cm" svg:x="5.431cm" svg:y="2.50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185cm" svg:height="0.529cm" svg:x="3.803cm" svg:y="2.50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4" draw:layer="layout" svg:width="1.438cm" svg:height="0.802cm" svg:x="0.845cm" svg:y="2.926cm">
          <draw:text-box>
            <text:p><text:span text:style-name="T2">برقی سرا</text:span></text:p>
          </draw:text-box>
        </draw:frame>
        <draw:frame draw:style-name="gr6" draw:text-style-name="P4" draw:layer="layout" svg:width="1.789cm" svg:height="0.802cm" svg:x="6.298cm" svg:y="2.946cm">
          <draw:text-box>
            <text:p><text:span text:style-name="T2">میکانی سر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3-22T16:12:09</dc:date>
    <dc:creator>khalid khan</dc:creator>
    <meta:editing-duration>PT01H16M00S</meta:editing-duration>
    <meta:editing-cycles>15</meta:editing-cycles>
    <meta:generator>OpenOffice.org/3.1$Linux OpenOffice.org_project/310m19$Build-9420</meta:generator>
    <meta:document-statistic meta:object-count="2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fld</math:mi>
    </math:msub>
    <math:annotation math:encoding="StarMath 5.0">f_{fld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dW</math:mi>
          <math:mi math:fontstyle="italic">elect</math:mi>
        </math:msub>
        <math:mo math:stretchy="false">=</math:mo>
        <math:mi>i</math:mi>
      </math:mrow>
      <math:mi>d</math:mi>
      <math:mo math:stretchy="false">λ</math:mo>
    </math:mrow>
    <math:annotation math:encoding="StarMath 5.0">dW_{elect}={i}d%lambd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i>,</math:mi>
      <math:mi>e</math:mi>
    </math:mrow>
    <math:annotation math:encoding="StarMath 5.0">%lambda, 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dW</math:mi>
          <math:mi math:fontstyle="italic">mech</math:mi>
        </math:msub>
        <math:mo math:stretchy="false">=</math:mo>
        <math:msub>
          <math:mi>f</math:mi>
          <math:mi math:fontstyle="italic">fld</math:mi>
        </math:msub>
      </math:mrow>
      <math:mi math:fontstyle="italic">dx</math:mi>
    </math:mrow>
    <math:annotation math:encoding="StarMath 5.0">dW_{mech}={f_{fld}} dx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 math:fontstyle="italic">dW</math:mi>
      <math:mi math:fontstyle="italic">fld</math:mi>
    </math:msub>
    <math:annotation math:encoding="StarMath 5.0">dW_{fld}</math:annotation>
  </math:semantics>
</math:math>
</file>